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Test1</text:p>
          </table:table-cell>
          <table:table-cell table:style-name="ce6" office:value-type="string" table:number-columns-spanned="9" table:number-rows-spanned="1">
            <text:p>Two actors/two actions papified, everything in the same core.</text:p>
          </table:table-cell>
          <table:covered-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1-a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7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DecodingPictureBuffer</text:p>
          </table:table-cell>
          <table:table-cell office:value-type="string">
            <text:p>getPix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isNewSlice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1">
          <table:table-cell office:value-type="string">
            <text:p>InterPrediction</text:p>
          </table:table-cell>
          <table:table-cell office:value-type="string">
            <text:p>getWeightDenom.skip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getAllSamples.done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1-b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7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include xIT (cos)</text:p>
          </table:table-cell>
          <table:table-cell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4"/>
          <table:table-cell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number-columns-repeated="2"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5" office:value-type="string">
            <text:p>RUNS</text:p>
          </table:table-cell>
          <table:table-cell table:style-name="ce4"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style-name="ce3"/>
          <table:table-cell table:style-name="ce8"/>
          <table:table-cell table:number-columns-repeated="6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<text:a xlink:href="https://github.com/Papify/test-bench/blob/master/sys_info/gdem8" xlink:type="simple">gdem8</text:a></text:p>
          </table:table-cell>
          <table:table-cell table:number-columns-repeated="8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a xlink:href="https://github.com/Papify/test-bench/blob/master/HEVC%20Sequences/BQSquare_416x240_60_qp27.bin" xlink:type="simple">BQSquare_416x240_60_qp27.bin</text:a></text:p>
          </table:table-cell>
          <table:table-cell table:number-columns-repeated="8"/>
        </table:table-row>
        <table:table-row table:style-name="ro1">
          <table:table-cell office:value-type="string">
            <text:p>XCF</text:p>
          </table:table-cell>
          <table:table-cell office:value-type="string">
            <text:p><text:a xlink:href="https://github.com/Papify/test-bench/blob/master/test1/Top_mpegh_part2_main.xcf" xlink:type="simple">test1/Top_mpegh_part2_main.xcf</text:a></text:p>
          </table:table-cell>
          <table:table-cell table:number-columns-repeated="8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Results</text:p>
          </table:table-cell>
          <table:table-cell table:style-name="ce4"/>
          <table:table-cell table:number-columns-repeated="8"/>
        </table:table-row>
      </table:table>
      <table:table table:name="tes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Test2</text:p>
          </table:table-cell>
          <table:table-cell table:style-name="ce6" office:value-type="string" table:number-columns-spanned="9" table:number-rows-spanned="1">
            <text:p>Two actors/two actions papified, one in each core.</text:p>
          </table:table-cell>
          <table:covered-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2-a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7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DecodingPictureBuffer</text:p>
          </table:table-cell>
          <table:table-cell office:value-type="string">
            <text:p>getPix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isNewSlice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0</text:p>
          </table:table-cell>
          <table:table-cell table:number-columns-repeated="6"/>
        </table:table-row>
        <table:table-row table:style-name="ro1">
          <table:table-cell office:value-type="string">
            <text:p>InterPrediction</text:p>
          </table:table-cell>
          <table:table-cell office:value-type="string">
            <text:p>getWeightDenom.skip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1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getAllSamples.done</text:p>
          </table:table-cell>
          <table:table-cell table:style-name="ce3" office:value-type="string">
            <text:p>PAPI_TOT_INS</text:p>
          </table:table-cell>
          <table:table-cell table:style-name="ce8" office:value-type="string">
            <text:p>c1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2-b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7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include xIT (cos)</text:p>
          </table:table-cell>
          <table:table-cell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4"/>
          <table:table-cell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number-columns-repeated="2"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5" office:value-type="string">
            <text:p>RUNS</text:p>
          </table:table-cell>
          <table:table-cell table:style-name="ce4"/>
          <table:table-cell table:style-name="ce3"/>
          <table:table-cell table:style-name="ce8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style-name="ce3"/>
          <table:table-cell table:style-name="ce8"/>
          <table:table-cell table:number-columns-repeated="6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<text:a xlink:href="https://github.com/Papify/test-bench/blob/master/sys_info/gdem8" xlink:type="simple">gdem8</text:a></text:p>
          </table:table-cell>
          <table:table-cell table:number-columns-repeated="8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a xlink:href="https://github.com/Papify/test-bench/blob/master/HEVC%20Sequences/BQSquare_416x240_60_qp27.bin" xlink:type="simple">BQSquare_416x240_60_qp27.bin</text:a></text:p>
          </table:table-cell>
          <table:table-cell table:number-columns-repeated="8"/>
        </table:table-row>
        <table:table-row table:style-name="ro1">
          <table:table-cell office:value-type="string">
            <text:p>XCF</text:p>
          </table:table-cell>
          <table:table-cell office:value-type="string">
            <text:p><text:a xlink:href="https://github.com/Papify/test-bench/blob/master/test2/Top_mpegh_part2_main.xcf" xlink:type="simple">test2/Top_mpegh_part2_main.xcf</text:a></text:p>
          </table:table-cell>
          <table:table-cell table:number-columns-repeated="8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Results</text:p>
          </table:table-cell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o Arias</meta:initial-creator>
    <meta:creation-date>2014-11-28T13:52:45</meta:creation-date>
    <dc:date>2014-11-28T14:01:19</dc:date>
    <dc:creator>Alejo Arias</dc:creator>
    <meta:editing-duration>P0D</meta:editing-duration>
    <meta:editing-cycles>1</meta:editing-cycles>
    <meta:document-statistic meta:table-count="2" meta:cell-count="72" meta:object-count="0"/>
    <meta:generator>LibreOffice/3.5$Linux_X86_64 LibreOffice_project/350m1$Build-2</meta:generator>
  </office:meta>
</office:document-meta>
</file>